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490*"/>
    </style:style>
    <style:style style:name="Tableau2.C" style:family="table-column">
      <style:table-column-properties style:column-width="11.744cm" style:rel-column-width="6658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list-style-name="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4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5" style:family="paragraph" style:parent-style-name="Heading_20_2">
      <style:text-properties officeooo:rsid="001d8fbd" officeooo:paragraph-rsid="0020a482"/>
    </style:style>
    <style:style style:name="P6" style:family="paragraph" style:parent-style-name="Standard">
      <style:text-properties officeooo:rsid="0009dec7" officeooo:paragraph-rsid="0009dec7"/>
    </style:style>
    <style:style style:name="P7" style:family="paragraph" style:parent-style-name="Table_20_Contents">
      <style:text-properties officeooo:rsid="001c8fc7" officeooo:paragraph-rsid="001c8fc7"/>
    </style:style>
    <style:style style:name="P8" style:family="paragraph" style:parent-style-name="Table_20_Contents">
      <style:text-properties officeooo:rsid="001d1e4f" officeooo:paragraph-rsid="001d1e4f"/>
    </style:style>
    <style:style style:name="P9" style:family="paragraph" style:parent-style-name="Text_20_body">
      <style:text-properties officeooo:paragraph-rsid="0009dec7"/>
    </style:style>
    <style:style style:name="P10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11" style:family="paragraph" style:parent-style-name="Text_20_body">
      <style:text-properties officeooo:paragraph-rsid="000d6937"/>
    </style:style>
    <style:style style:name="P12" style:family="paragraph" style:parent-style-name="Text_20_body">
      <style:text-properties officeooo:rsid="000e8b29" officeooo:paragraph-rsid="000e8b29"/>
    </style:style>
    <style:style style:name="P13" style:family="paragraph" style:parent-style-name="Text_20_body">
      <style:text-properties officeooo:paragraph-rsid="00100a6d"/>
    </style:style>
    <style:style style:name="P14" style:family="paragraph" style:parent-style-name="Text_20_body">
      <style:text-properties officeooo:paragraph-rsid="0010c232"/>
    </style:style>
    <style:style style:name="P15" style:family="paragraph" style:parent-style-name="Text_20_body">
      <style:text-properties officeooo:paragraph-rsid="00126287"/>
    </style:style>
    <style:style style:name="P16" style:family="paragraph" style:parent-style-name="Text_20_body">
      <style:text-properties officeooo:rsid="0017e8ad" officeooo:paragraph-rsid="0017e8ad"/>
    </style:style>
    <style:style style:name="P17" style:family="paragraph" style:parent-style-name="Text_20_body">
      <style:text-properties officeooo:rsid="0019a469" officeooo:paragraph-rsid="0019a469"/>
    </style:style>
    <style:style style:name="P18" style:family="paragraph" style:parent-style-name="Text_20_body">
      <style:text-properties officeooo:rsid="0019a469" officeooo:paragraph-rsid="001aa8e5"/>
    </style:style>
    <style:style style:name="P19" style:family="paragraph" style:parent-style-name="Text_20_body">
      <style:text-properties officeooo:rsid="001b72b1" officeooo:paragraph-rsid="001b72b1"/>
    </style:style>
    <style:style style:name="P20" style:family="paragraph" style:parent-style-name="Text_20_body">
      <style:text-properties officeooo:rsid="001d8fbd" officeooo:paragraph-rsid="001d8fbd"/>
    </style:style>
    <style:style style:name="P21" style:family="paragraph" style:parent-style-name="Text_20_body">
      <style:text-properties fo:background-color="transparent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9" style:family="text">
      <style:text-properties fo:font-variant="normal" fo:text-transform="none" fo:color="#1d1c1d" loext:opacity="100%" fo:letter-spacing="normal"/>
    </style:style>
    <style:style style:name="T10" style:family="text">
      <style:text-properties fo:font-variant="normal" fo:text-transform="none" fo:color="#1d1c1d" loext:opacity="100%" fo:letter-spacing="normal" fo:font-style="normal" officeooo:rsid="0013f6ed"/>
    </style:style>
    <style:style style:name="T11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1d1c1d" loext:opacity="100%" style:font-name="Liberation Sans" fo:letter-spacing="normal" fo:font-style="normal"/>
    </style:style>
    <style:style style:name="T16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18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19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0" style:family="text">
      <style:text-properties officeooo:rsid="000d6937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9a469" style:font-style-asian="normal" style:font-style-complex="normal"/>
    </style:style>
    <style:style style:name="T23" style:family="text">
      <style:text-properties officeooo:rsid="0010c232"/>
    </style:style>
    <style:style style:name="T24" style:family="text">
      <style:text-properties officeooo:rsid="00126287"/>
    </style:style>
    <style:style style:name="T25" style:family="text">
      <style:text-properties officeooo:rsid="0015b51d"/>
    </style:style>
    <style:style style:name="T26" style:family="text">
      <style:text-properties style:use-window-font-color="true" loext:opacity="0%" fo:background-color="#ffff00" loext:char-shading-value="0"/>
    </style:style>
    <style:style style:name="T27" style:family="text">
      <style:text-properties officeooo:rsid="001f201a" fo:background-color="#ffff00" loext:char-shading-value="0"/>
    </style:style>
    <style:style style:name="T28" style:family="text">
      <style:text-properties officeooo:rsid="0019a469"/>
    </style:style>
    <style:style style:name="T29" style:family="text">
      <style:text-properties officeooo:rsid="001d8fbd"/>
    </style:style>
    <style:style style:name="T30" style:family="text">
      <style:text-properties officeooo:rsid="001db081"/>
    </style:style>
    <style:style style:name="T31" style:family="text">
      <style:text-properties officeooo:rsid="001f201a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1f201a" fo:background-color="transparent" loext:char-shading-value="0"/>
    </style:style>
    <style:style style:name="T34" style:family="text">
      <style:text-properties style:font-name="Liberation Sans"/>
    </style:style>
    <style:style style:name="T35" style:family="text">
      <style:text-properties style:font-name="Liberation Sans" officeooo:rsid="001f201a"/>
    </style:style>
    <style:style style:name="T36" style:family="text">
      <style:text-properties style:font-name="Liberation Sans" fo:background-color="transparent" loext:char-shading-value="0"/>
    </style:style>
    <style:style style:name="T37" style:family="text">
      <style:text-properties style:font-name="Liberation Sans" officeooo:rsid="001f201a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6_223215351" text:style-name="Index_20_Link" text:visited-style-name="Index_20_Link">Identifiants<text:tab/>1</text:a></text:p>
          <text:p text:style-name="P1"><text:a xlink:type="simple" xlink:href="#__RefHeading___Toc108_223215351" text:style-name="Index_20_Link" text:visited-style-name="Index_20_Link">Liens Ressources Diverses<text:tab/>1</text:a></text:p>
          <text:p text:style-name="P1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1</text:a></text:p>
          <text:p text:style-name="P1"><text:a xlink:type="simple" xlink:href="#__RefHeading___Toc112_223215351" text:style-name="Index_20_Link" text:visited-style-name="Index_20_Link">C</text:a><text:a xlink:type="simple" xlink:href="#__RefHeading___Toc112_223215351" text:style-name="Index_20_Link" text:visited-style-name="Index_20_Link">ACHE</text:a><text:a xlink:type="simple" xlink:href="#__RefHeading___Toc112_223215351" text:style-name="Index_20_Link" text:visited-style-name="Index_20_Link"><text:tab/>2</text:a></text:p>
        </text:index-body>
      </text:table-of-content>
      <text:p text:style-name="Text_20_body"/>
      <text:p text:style-name="P6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15"><text:span text:style-name="T1">- Armoireplus :</text:span></text:p>
      <text:p text:style-name="P15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20">lorlor@free.fr</text:span></text:a></text:p>
      <text:p text:style-name="P15"><text:span text:style-name="T24">prod : </text:span><text:a xlink:type="simple" xlink:href="mailto:lorlor@free.fr" text:style-name="Internet_20_link" text:visited-style-name="Visited_20_Internet_20_Link"><text:span text:style-name="T24">lorlor@free.fr</text:span></text:a><text:span text:style-name="T24"> </text:span><text:span text:style-name="T3">!VstJs4y!l&amp;fcRBhD8AMtksk</text:span></text:p>
      <text:p text:style-name="P9"><text:span text:style-name="T1">- MonAtelierPro : </text:span><text:span text:style-name="T25">lorlor </text:span><text:span text:style-name="T3">HqoXlNkKlOd&amp;BJ@MngTWrbe(</text:span></text:p>
      <text:p text:style-name="P9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19"> </text:span><text:a xlink:type="simple" xlink:href="mailto:Y2506@themes" text:style-name="Internet_20_link" text:visited-style-name="Visited_20_Internet_20_Link"><text:span text:style-name="T11">Y2506@themes</text:span></text:a></text:p>
      <text:p text:style-name="P11"><text:span text:style-name="T20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19">contact@predimark.com</text:span></text:a><text:span text:style-name="T9"> </text:span><text:span text:style-name="T3">mdp : Chatgpt!!</text:span></text:p>
      <text:p text:style-name="P13"><text:span text:style-name="T3">- </text:span><text:span text:style-name="T5">Réseau : </text:span><text:span text:style-name="T3">clereseaukeyyo</text:span></text:p>
      <text:p text:style-name="P11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4"><text:span text:style-name="T4">- </text:span><text:span text:style-name="T6">CloudFlare :</text:span></text:p>
      <text:p text:style-name="P14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4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23">Icones FA utilisées pour ArmoirePlus : https://legenda.8theme.com/shortcodes/icons/</text:span></text:p>
      <text:p text:style-name="P12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12"><text:span text:style-name="T7"/></text:p>
      <text:h text:style-name="P3" text:outline-level="1"><text:span text:style-name="T10"/></text:h>
      <text:h text:style-name="P4" text:outline-level="1"><text:span text:style-name="T13">D</text:span><text:span text:style-name="T12">EBUG</text:span></text:h>
      <text:h text:style-name="Heading_20_2" text:outline-level="2"/>
      <text:p text:style-name="Text_20_body">- Wp-config : <text:span text:style-name="T31">On peut mettre les variables à true, mais si on met display errors à true, il est possible qu’on voit bcp d’erreurs liées aux warning et aux </text:span><text:span text:style-name="T27">…. </text:span><text:span text:style-name="T31">ce qui rend le debug.log illisible.</text:span></text:p>
      <text:p text:style-name="Text_20_body">- <text:span text:style-name="T31">Il y a un plugin qui vise à n’afficher que certaines erreurs c’est</text:span><text:span text:style-name="T27"> …….. ;;</text:span></text:p>
      <text:p text:style-name="P21"><text:span text:style-name="T31">- Pour utiliser le debug.log :</text:span></text:p>
      <text:p text:style-name="P21"><text:span text:style-name="T31"><text:tab/></text:span><text:span text:style-name="T35">1/ l’effacer du FTP concerné</text:span></text:p>
      <text:p text:style-name="Text_20_body"><text:span text:style-name="T36"><text:tab/></text:span><text:span text:style-name="T37">2/ copier son fichier modifié contenant </text:span><text:span text:style-name="Source_20_Text"><text:span text:style-name="T34">error_log(print_r("maclé</text:span></text:span><text:span text:style-name="Source_20_Text"><text:span text:style-name="T35">PourRetrouverMaVariable</text:span></text:span><text:span text:style-name="Source_20_Text"><text:span text:style-name="T34">: " . $maVariable, true));</text:span></text:span></text:p>
      <text:p text:style-name="Text_20_body"><text:span text:style-name="Source_20_Text"><text:span text:style-name="T34"><text:tab/></text:span></text:span><text:span text:style-name="Source_20_Text"><text:span text:style-name="T35">3/ Actualiser le navigateur puis FileZilla</text:span></text:span></text:p>
      <text:p text:style-name="Text_20_body"><text:span text:style-name="Source_20_Text"><text:span text:style-name="T35"><text:tab/>4/ Éditer le debug.log</text:span></text:span></text:p>
      <text:p text:style-name="P21"/>
      <text:p text:style-name="Text_20_body"/>
      <text:h text:style-name="P2" text:outline-level="1"><text:bookmark-start text:name="__RefHeading___Toc110_223215351"/><text:span text:style-name="T13">C</text:span><text:span text:style-name="T14">ache</text:span><text:bookmark-end text:name="__RefHeading___Toc110_223215351"/></text:h>
      <text:h text:style-name="Heading_20_2" text:outline-level="2"><text:span text:style-name="T17">C</text:span><text:span text:style-name="T16">loudf</text:span><text:span text:style-name="T18">l</text:span><text:span text:style-name="T16">are : </text:span></text:h>
      <text:p text:style-name="P10"><text:span text:style-name="T15">1/ aller sur </text:span><text:a xlink:type="simple" xlink:href="https://dash.cloudflare.com/login" text:style-name="Internet_20_link" text:visited-style-name="Visited_20_Internet_20_Link"><text:span text:style-name="T8">https://dash.cloudflare.com/login</text:span></text:a></text:p>
      <text:p text:style-name="P10"><text:span text:style-name="T8">2/ </text:span><text:span text:style-name="T2">Sites web → armoireplus →caching → configuration </text:span></text:p>
      <text:p text:style-name="P10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10"><text:span text:style-name="T2">4/ Vider.</text:span></text:p>
      <text:h text:style-name="Heading_20_2" text:outline-level="2" text:is-list-header="true">WP ROCKET</text:h>
      <text:p text:style-name="P16">1/ Aller sur le tableau de bord du site</text:p>
      <text:p text:style-name="P16">2/ Cliquer sur « WP Rocket » → Purger le CSS utilisé</text:p>
      <text:p text:style-name="P16">3/ <text:span text:style-name="T26">Ne pas faire « Vider et précharger le cache » =&gt; lenteur pour recharger toutes les données ds le cache, à faire rarement</text:span></text:p>
      <text:p text:style-name="P16"><text:span text:style-name="T26"/></text:p>
      <text:h text:style-name="Heading_20_2" text:outline-level="2">TIPS</text:h>
      <text:p text:style-name="Text_20_body">- <text:span text:style-name="T29">En local, désactiver WP Rocket</text:span></text:p>
      <text:p text:style-name="Text_20_body">- <text:span text:style-name="T30">Commande pour effacer des données DNS liées à l’IP (pas bien compris) : sudo systemctl restart systemd-resolved</text:span></text:p>
      <text:h text:style-name="P2" text:outline-level="1">DEPLOIEMENT EN LOCAL</text:h>
      <text:p text:style-name="Text_20_body"/>
      <text:h text:style-name="Heading_20_2" text:outline-level="2">Essa<text:span text:style-name="T28">i</text:span> sur Mdev.armoireplus</text:h>
      <text:p text:style-name="Text_20_body"/>
      <text:p text:style-name="P17">1/ Copier le dossier du site sur /<text:span text:style-name="T21">var/www/html/mdev.armoireplus</text:span></text:p>
      <text:p text:style-name="P17"><text:span text:style-name="T21">2/ Importer la BDD via sql 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17"><text:span text:style-name="T21"/></text:p>
      <text:p text:style-name="P18"><text:span text:style-name="T21">NB : si nécessaire, ligne à rajouter dans php.ini pour allouer plus de place pour les BDD en mémoire : </text:span></text:p>
      <text:p text:style-name="P19"><text:span text:style-name="T21">3/ Réécriture des URL : à retester </text:span>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7">Table</text:p>
          </table:table-cell>
          <table:table-cell table:style-name="Tableau2.A1" office:value-type="string">
            <text:p text:style-name="P8">Champ</text:p>
          </table:table-cell>
          <table:table-cell table:style-name="Tableau2.A1" office:value-type="string">
            <text:p text:style-name="P7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19"><text:span text:style-name="T22"/></text:p>
      <text:p text:style-name="P20"><text:span text:style-name="T22">4/ </text:span><text:span text:style-name="T21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p text:style-name="P20"><text:span text:style-name="T21"/></text:p>
      <text:h text:style-name="P5" text:outline-level="2"><text:span text:style-name="T21">Essa</text:span><text:span text:style-name="T22">i</text:span><text:span text:style-name="T21"> sur armoireplus</text:span></text:h>
      <text:h text:style-name="P2" text:outline-level="1"><text:bookmark-start text:name="__RefHeading___Toc112_223215351"/><text:bookmark-end text:name="__RefHeading___Toc112_223215351"/><text:span text:style-name="T3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09-13T03:44:02.944427385</dc:date>
    <meta:editing-duration>PT52M36S</meta:editing-duration>
    <meta:editing-cycles>21</meta:editing-cycles>
    <meta:generator>LibreOffice/7.3.7.2$Linux_X86_64 LibreOffice_project/30$Build-2</meta:generator>
    <meta:document-statistic meta:table-count="3" meta:image-count="0" meta:object-count="0" meta:page-count="5" meta:paragraph-count="69" meta:word-count="415" meta:character-count="3115" meta:non-whitespace-character-count="2760"/>
  </office:meta>
</office:document-meta>
</file>